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441f5"/>
    </style:style>
    <style:style style:name="P2" style:family="paragraph" style:parent-style-name="Standard">
      <style:text-properties officeooo:paragraph-rsid="0006ad5b"/>
    </style:style>
    <style:style style:name="P3" style:family="paragraph" style:parent-style-name="Standard">
      <style:text-properties officeooo:paragraph-rsid="0007203e"/>
    </style:style>
    <style:style style:name="P4" style:family="paragraph" style:parent-style-name="Standard">
      <style:text-properties officeooo:rsid="000441f5" officeooo:paragraph-rsid="000441f5"/>
    </style:style>
    <style:style style:name="P5" style:family="paragraph" style:parent-style-name="Standard">
      <style:text-properties officeooo:rsid="000441f5" officeooo:paragraph-rsid="0008d0c7"/>
    </style:style>
    <style:style style:name="P6" style:family="paragraph" style:parent-style-name="Standard">
      <style:text-properties fo:color="#000000" officeooo:rsid="000441f5" officeooo:paragraph-rsid="000441f5"/>
    </style:style>
    <style:style style:name="P7" style:family="paragraph" style:parent-style-name="Standard">
      <style:text-properties fo:color="#000000" officeooo:rsid="000441f5" officeooo:paragraph-rsid="0005438f"/>
    </style:style>
    <style:style style:name="P8" style:family="paragraph" style:parent-style-name="Standard">
      <style:text-properties fo:color="#000000" officeooo:rsid="0005438f" officeooo:paragraph-rsid="0005438f"/>
    </style:style>
    <style:style style:name="P9" style:family="paragraph" style:parent-style-name="Standard">
      <style:text-properties style:text-underline-style="solid" style:text-underline-width="auto" style:text-underline-color="font-color" officeooo:rsid="000441f5" officeooo:paragraph-rsid="000441f5"/>
    </style:style>
    <style:style style:name="P10" style:family="paragraph" style:parent-style-name="Standard">
      <style:text-properties fo:font-weight="normal" officeooo:rsid="000441f5" officeooo:paragraph-rsid="000441f5" style:font-weight-asian="normal" style:font-weight-complex="normal"/>
    </style:style>
    <style:style style:name="P11" style:family="paragraph" style:parent-style-name="Standard">
      <style:text-properties fo:font-weight="normal" officeooo:rsid="0006ad5b" officeooo:paragraph-rsid="0006ad5b" style:font-weight-asian="normal" style:font-weight-complex="normal"/>
    </style:style>
    <style:style style:name="P12" style:family="paragraph" style:parent-style-name="Standard">
      <style:text-properties fo:font-weight="normal" officeooo:rsid="0007203e" officeooo:paragraph-rsid="0007203e" style:font-weight-asian="normal" style:font-weight-complex="normal"/>
    </style:style>
    <style:style style:name="P13" style:family="paragraph" style:parent-style-name="Standard">
      <style:text-properties officeooo:rsid="0008d0c7" officeooo:paragraph-rsid="0008d0c7"/>
    </style:style>
    <style:style style:name="P14" style:family="paragraph" style:parent-style-name="Standard">
      <style:text-properties officeooo:rsid="0008d0c7" officeooo:paragraph-rsid="000441f5"/>
    </style:style>
    <style:style style:name="P15" style:family="paragraph" style:parent-style-name="Standard">
      <style:text-properties fo:font-weight="normal" officeooo:rsid="0007203e" officeooo:paragraph-rsid="000a1dab" style:font-weight-asian="normal" style:font-weight-complex="normal"/>
    </style:style>
    <style:style style:name="P16" style:family="paragraph" style:parent-style-name="Standard">
      <style:text-properties officeooo:rsid="000441f5" officeooo:paragraph-rsid="000a1dab"/>
    </style:style>
    <style:style style:name="P17" style:family="paragraph" style:parent-style-name="Standard">
      <style:text-properties officeooo:paragraph-rsid="000a1dab"/>
    </style:style>
    <style:style style:name="T1" style:family="text">
      <style:text-properties officeooo:rsid="000441f5"/>
    </style:style>
    <style:style style:name="T2" style:family="text">
      <style:text-properties officeooo:rsid="000441f5" fo:background-color="#00ff00"/>
    </style:style>
    <style:style style:name="T3" style:family="text">
      <style:text-properties fo:font-weight="bold" officeooo:rsid="000441f5" style:font-weight-asian="bold" style:font-weight-complex="bold"/>
    </style:style>
    <style:style style:name="T4" style:family="text">
      <style:text-properties fo:font-weight="bold" officeooo:rsid="0007203e" style:font-weight-asian="bold" style:font-weight-complex="bold"/>
    </style:style>
    <style:style style:name="T5" style:family="text">
      <style:text-properties fo:font-weight="bold" officeooo:rsid="000441f5" fo:background-color="#ffff00" style:font-weight-asian="bold" style:font-weight-complex="bold"/>
    </style:style>
    <style:style style:name="T6" style:family="text">
      <style:text-properties fo:font-weight="normal" officeooo:rsid="000441f5" style:font-weight-asian="normal" style:font-weight-complex="normal"/>
    </style:style>
    <style:style style:name="T7" style:family="text">
      <style:text-properties fo:font-weight="normal" officeooo:rsid="0005438f" style:font-weight-asian="normal" style:font-weight-complex="normal"/>
    </style:style>
    <style:style style:name="T8" style:family="text">
      <style:text-properties fo:font-weight="normal" officeooo:rsid="0006ad5b" style:font-weight-asian="normal" style:font-weight-complex="normal"/>
    </style:style>
    <style:style style:name="T9" style:family="text">
      <style:text-properties fo:font-weight="normal" officeooo:rsid="0007203e" style:font-weight-asian="normal" style:font-weight-complex="normal"/>
    </style:style>
    <style:style style:name="T10" style:family="text">
      <style:text-properties fo:font-weight="normal" officeooo:rsid="0009806c" style:font-weight-asian="normal" style:font-weight-complex="normal"/>
    </style:style>
    <style:style style:name="T11" style:family="text">
      <style:text-properties fo:font-weight="normal" officeooo:rsid="000a1dab" style:font-weight-asian="normal" style:font-weight-complex="normal"/>
    </style:style>
    <style:style style:name="T12" style:family="text">
      <style:text-properties fo:font-weight="normal" officeooo:rsid="000441f5" fo:background-color="#00ff00" style:font-weight-asian="normal" style:font-weight-complex="normal"/>
    </style:style>
    <style:style style:name="T13" style:family="text">
      <style:text-properties fo:font-weight="normal" officeooo:rsid="000441f5" fo:background-color="#ffffff" style:font-weight-asian="normal" style:font-weight-complex="normal"/>
    </style:style>
    <style:style style:name="T14" style:family="text">
      <style:text-properties fo:font-weight="normal" officeooo:rsid="0006ad5b" fo:background-color="#ffcc99" style:font-weight-asian="normal" style:font-weight-complex="normal"/>
    </style:style>
    <style:style style:name="T15" style:family="text">
      <style:text-properties officeooo:rsid="0005438f"/>
    </style:style>
    <style:style style:name="T16" style:family="text">
      <style:text-properties officeooo:rsid="00068ef8"/>
    </style:style>
    <style:style style:name="T17" style:family="text">
      <style:text-properties officeooo:rsid="0006ad5b"/>
    </style:style>
    <style:style style:name="T18" style:family="text">
      <style:text-properties officeooo:rsid="0008d0c7"/>
    </style:style>
    <style:style style:name="T19" style:family="text">
      <style:text-properties officeooo:rsid="000441f5" fo:background-color="transparent"/>
    </style:style>
    <style:style style:name="T20" style:family="text">
      <style:text-properties style:use-window-font-color="true" officeooo:rsid="0008d0c7" fo:background-color="#00ff00"/>
    </style:style>
    <style:style style:name="T21" style:family="text">
      <style:text-properties officeooo:rsid="000a1dab"/>
    </style:style>
    <style:style style:name="T22" style:family="text">
      <style:text-properties officeooo:rsid="000bce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Page 90.</text:p>
      <text:p text:style-name="P1"><text:span text:style-name="T1">Assembling information from the "Transportation Cycles" article, according </text:span><text:span text:style-name="T16">RG's</text:span><text:span text:style-name="T1"> letter on pg. 90.</text:span></text:p>
      <text:p text:style-name="P6"/>
      <text:p text:style-name="P8">--------------------------------------------------------------------</text:p>
      <text:p text:style-name="P7"/>
      <text:p text:style-name="P9">Railroads attained speeds:</text:p>
      <text:p text:style-name="P4"/>
      <text:p text:style-name="P1"><text:span text:style-name="T1">1776: First iron rails laid. <text:s/>First important step leading to railways. ["step" written on line 28 of chapter and line 2 of page.</text:span><text:span text:style-name="T15"> <text:s text:c="2"/>"step" has a connection to the 3 transportation steps of man: land, water, air.</text:span><text:span text:style-name="T1">] [pg. 85-86]. <text:s/></text:span></text:p>
      <text:p text:style-name="P1"><text:span text:style-name="T1">1834: </text:span><text:span text:style-name="T19">20 mph</text:span><text:span text:style-name="T1"> [pg. 86]</text:span></text:p>
      <text:p text:style-name="P1"><text:span text:style-name="T1">1839: </text:span><text:span text:style-name="T2">37 mph</text:span><text:span text:style-name="T1"> [pg. 86]</text:span></text:p>
      <text:p text:style-name="P1"><text:span text:style-name="T1">1892: C.A.Duryea (CAD=314). <text:s/>"Note" </text:span><text:span text:style-name="T17">connection </text:span><text:span text:style-name="T1">of repeating 500-year cycle and relation to iron railway. <text:s/>[pg. 87].</text:span></text:p>
      <text:p text:style-name="P4"/>
      <text:p text:style-name="P5"><text:span text:style-name="T18">[pg. 90: Speed difference between 1834 to 1839: 37 - 20 = </text:span><text:span text:style-name="T20">17</text:span><text:span text:style-name="T18">.]</text:span></text:p>
      <text:p text:style-name="P13"/>
      <text:p text:style-name="P4"/>
      <text:p text:style-name="P9">Big steamers between New York and Europe:</text:p>
      <text:p text:style-name="P4"/>
      <text:p text:style-name="P3"><text:span text:style-name="T1">August 9, 1803: Fulton's steamboat, "The </text:span><text:span text:style-name="T3">Clare</text:span><text:span text:style-name="T1">mont" trip up the Hudson. <text:s/>["The Claremont" on line 45 of chapter and line 19 </text:span><text:span text:style-name="T15">of</text:span><text:span text:style-name="T1"> page] [pg. 86]. <text:s/>November 1903: First flight of airplane which </text:span><text:span text:style-name="T5">rose</text:span><text:span text:style-name="T3"> </text:span><text:span text:style-name="T6">under its own </text:span><text:span text:style-name="T5">power</text:span><text:span text:style-name="T6">. "Note" of relation to Fulton's first steamboat. </text:span><text:span text:style-name="T9">[TTTA Foreword says Jesus "</text:span><text:span text:style-name="T4">rose</text:span><text:span text:style-name="T9">" on the 3rd day.]</text:span><text:span text:style-name="T10">[pg. 328 Chicago, "arose in a body"] </text:span><text:span text:style-name="T6">["Note" is on line 77 of chapter and line 19 of page.] [pg. 87] <text:s/></text:span></text:p>
      <text:p text:style-name="P10"/>
      <text:p text:style-name="P1"><text:span text:style-name="T1">July 15, 1819: First steamship NY to Liverpool: </text:span><text:span text:style-name="T2">26 days</text:span><text:span text:style-name="T1"> [pg. 86]</text:span></text:p>
      <text:p text:style-name="P4"/>
      <text:p text:style-name="P1"><text:span text:style-name="T6">July 1919: R-</text:span><text:span text:style-name="T12">34 </text:span><text:span text:style-name="T6">flight: </text:span><text:span text:style-name="T12">64 hours</text:span><text:span text:style-name="T13"> </text:span><text:span text:style-name="T12">13 minutes</text:span><text:span text:style-name="T6"> [64+13=77, 34+64+13=111] [pg. 87]. <text:s/>Connection to first fast steamship crossing Atlantic, so I inserted this </text:span><text:span text:style-name="T7">here </text:span><text:span text:style-name="T6">appropriately. [pg. 87-88].</text:span></text:p>
      <text:p text:style-name="P10"/>
      <text:p text:style-name="P2"><text:span text:style-name="T14">May 21, 1927</text:span><text:span text:style-name="T8">: Charles A. Lindbergh flight across the Atlantic from NY to Paris. "Note" connection to the fast steamer across the Atlantic, so I inserted this here appropriately. [pg. 88]</text:span></text:p>
      <text:p text:style-name="P11"/>
      <text:p text:style-name="P1"><text:span text:style-name="T1">1807: Fulton steamboat </text:span><text:span text:style-name="T3">line </text:span><text:span text:style-name="T1">on the Hudson. [pg. 86]. <text:s/>"Note" connection of </text:span><text:span text:style-name="T2">74 miles</text:span><text:span text:style-name="T1"> Fulton steamship </text:span><text:span text:style-name="T3">line</text:span><text:span text:style-name="T1">. <text:s/>[pg. 87].</text:span></text:p>
      <text:p text:style-name="P4"/>
      <text:p text:style-name="P1"><text:span text:style-name="T1">June 1838: "Great Western" from Bristol to NY: </text:span><text:span text:style-name="T2">18 days</text:span><text:span text:style-name="T1"> [pg. 86]</text:span></text:p>
      <text:p text:style-name="P14"/>
      <text:p text:style-name="P1"><text:span text:style-name="T1">1851: "Pacific" crossed Atlantic: </text:span><text:span text:style-name="T2">9 days</text:span><text:span text:style-name="T1"> </text:span><text:span text:style-name="T2">19 hours</text:span><text:span text:style-name="T1"> </text:span><text:span text:style-name="T2">25 minutes</text:span><text:span text:style-name="T1"> [9+19+25=53] [pg. 86]</text:span></text:p>
      <text:p text:style-name="P10"/>
      <text:p text:style-name="P10"/>
      <text:p text:style-name="P12">----------------------------------</text:p>
      <text:p text:style-name="P12"/>
      <text:p text:style-name="P15"><text:span text:style-name="T21">rluu_20140320:</text:span></text:p>
      <text:p text:style-name="P15"><text:span text:style-name="T21">pg. 88 gives a few things to pay attention to.</text:span></text:p>
      <text:p text:style-name="P15"><text:span text:style-name="T21">- Very heavy focus on crossing of the "Atlantic".</text:span></text:p>
      <text:p text:style-name="P17"><text:span text:style-name="T21"><text:tab/>- </text:span><text:span text:style-name="T1">July 15, 1819: First steamship NY to Liverpool: </text:span><text:span text:style-name="T2">26 days</text:span><text:span text:style-name="T1"> [pg. 86]</text:span></text:p>
      <text:p text:style-name="P16"><text:soft-page-break/></text:p>
      <text:p text:style-name="P17"><text:span text:style-name="T11"><text:tab/>- </text:span><text:span text:style-name="T6">July 1919: R-</text:span><text:span text:style-name="T12">34 </text:span><text:span text:style-name="T6">flight: </text:span><text:span text:style-name="T12">64 hours</text:span><text:span text:style-name="T13"> </text:span><text:span text:style-name="T12">13 minutes</text:span><text:span text:style-name="T6"> [64+13=77, 34+64+13=111] [pg. 87]. <text:s/></text:span></text:p>
      <text:p text:style-name="P15"><text:span text:style-name="T21"><text:tab/></text:span></text:p>
      <text:p text:style-name="P15"><text:span text:style-name="T21">- 1000 miles an hour, carrying passengers.</text:span><text:span text:style-name="T22"> [pg. 88, MAM: pg. 378, pg. 393]</text:span></text:p>
      <text:p text:style-name="P15"><text:span text:style-name="T21">- automobile solved the problem.</text:span></text:p>
      <text:p text:style-name="P15"><text:span text:style-name="T21">- submarine allows for secret travel.[Germany and Baltimore]</text:span></text:p>
      <text:p text:style-name="P15"><text:span text:style-name="T21"/></text:p>
      <text:p text:style-name="P15"><text:span text:style-name="T21"/></text:p>
      <text:p text:style-name="P15"><text:span text:style-name="T21">See pg. 76.</text:span></text:p>
      <text:p text:style-name="P15"><text:span text:style-name="T21">Continent of Atlantis, for centuries submerged [submarine, secret] under the Atlantic Ocean.</text:span></text:p>
      <text:p text:style-name="P15"><text:span text:style-name="T21">Atlantis had their telephones, wireless, raidos, and airplanes.</text:span></text:p>
      <text:p text:style-name="P15"><text:span text:style-name="T21"/></text:p>
      <text:p text:style-name="P15"><text:span text:style-name="T21"/></text:p>
      <text:p text:style-name="P15">----------------------------------</text:p>
      <text:p text:style-name="P1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3T01:22:27</meta:creation-date>
    <dc:date>2014-03-20T22:28:07</dc:date>
    <dc:creator>Ryan </dc:creator>
    <meta:editing-duration>PT11H34M21S</meta:editing-duration>
    <meta:editing-cycles>9</meta:editing-cycles>
    <meta:generator>LibreOffice/3.6$Linux_X86_64 LibreOffice_project/360m1$Build-304</meta:generator>
    <meta:document-statistic meta:table-count="0" meta:image-count="0" meta:object-count="0" meta:page-count="2" meta:paragraph-count="31" meta:word-count="389" meta:character-count="2458" meta:non-whitespace-character-count="2080"/>
  </office:meta>
</office:document-meta>
</file>